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1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oduct Inventory Status </text:p>
      <text:p text:style-name="P1">SELECT <text:line-break/> <text:s text:c="3"/>p.ProductName, <text:line-break/> <text:s text:c="3"/>i.StockLevel AS CurrentStock, <text:line-break/> <text:s text:c="3"/>i.LastRestockDate<text:line-break/>FROM <text:line-break/> <text:s text:c="3"/>Product p<text:line-break/>JOIN <text:line-break/> <text:s text:c="3"/>Inventory i ON p.ProductID = i.ProductID<text:line-break/>ORDER BY <text:line-break/> <text:s text:c="3"/>CurrentStock ASC;</text:p>
      <text:p text:style-name="P1"/>
      <text:p text:style-name="P1">--------------------------------</text:p>
      <text:p text:style-name="P1">Total Quantity Sold per Product </text:p>
      <text:p text:style-name="P1">SELECT </text:p>
      <text:p text:style-name="P1"><text:s text:c="4"/>p.ProductName, </text:p>
      <text:p text:style-name="P1"><text:s text:c="4"/>SUM(od.Quantity) AS TotalQuantitySold</text:p>
      <text:p text:style-name="P1">FROM </text:p>
      <text:p text:style-name="P1"><text:s text:c="4"/>Order_details od</text:p>
      <text:p text:style-name="P1">JOIN </text:p>
      <text:p text:style-name="P1"><text:s text:c="4"/>Product p ON od.ProductID = p.ProductID</text:p>
      <text:p text:style-name="P1">GROUP BY </text:p>
      <text:p text:style-name="P1"><text:s text:c="4"/>p.ProductName</text:p>
      <text:p text:style-name="P1">ORDER BY </text:p>
      <text:p text:style-name="P1"><text:s text:c="4"/>TotalQuantitySold DESC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3:42:20.020000000</meta:creation-date>
    <dc:date>2025-01-19T23:46:27.973000000</dc:date>
    <meta:editing-duration>PT4M8S</meta:editing-duration>
    <meta:editing-cycles>1</meta:editing-cycles>
    <meta:document-statistic meta:table-count="0" meta:image-count="0" meta:object-count="0" meta:page-count="1" meta:paragraph-count="15" meta:word-count="51" meta:character-count="479" meta:non-whitespace-character-count="380"/>
    <meta:generator>LibreOffice/7.5.0.3$Windows_X86_64 LibreOffice_project/c21113d003cd3efa8c53188764377a8272d9d6de</meta:generator>
  </office:meta>
</office:document-meta>
</file>